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1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Generic Vision Module</text:p>
      <text:p text:style-name="P1"/>
      <text:p text:style-name="P1"/>
      <text:p text:style-name="P1"/>
      <text:p text:style-name="P1"><draw:caption text:anchor-type="paragraph" draw:z-index="11" draw:style-name="gr7" svg:width="5.626cm" svg:height="1.779cm" svg:x="8.726cm" svg:y="0.252cm" draw:caption-point-x="-0.968cm" draw:caption-point-y="4.055cm"><text:p>Files: avi, jpeg</text:p><text:p/><text:p>Protocols: USB...</text:p></draw:caption></text:p>
      <text:p text:style-name="P1"/>
      <text:p text:style-name="P1"/>
      <text:p text:style-name="P1"/>
      <text:p text:style-name="P1"/>
      <text:p text:style-name="P1"><draw:rect text:anchor-type="paragraph" draw:z-index="7" draw:style-name="gr3" draw:text-style-name="P8" svg:width="5.829cm" svg:height="5.4cm" svg:x="8.828cm" svg:y="0.141cm"><text:p text:style-name="P8"><text:span text:style-name="T1">Vision Core</text:span></text:p></draw:rect></text:p>
      <text:p text:style-name="P1"><draw:rect text:anchor-type="paragraph" draw:z-index="8" draw:style-name="gr4" draw:text-style-name="P9" svg:width="3.423cm" svg:height="1.325cm" svg:x="1.715cm" svg:y="0.328cm"><text:p text:style-name="P9"><text:span text:style-name="T1"/></text:p><text:p text:style-name="P9"><text:span text:style-name="T1">Image Sources</text:span></text:p><text:p text:style-name="P9"/></draw:rect><draw:custom-shape text:anchor-type="paragraph" draw:z-index="9" draw:style-name="gr5" draw:text-style-name="P8" svg:width="3.243cm" svg:height="0.992cm" svg:x="5.136cm" svg:y="0.459cm"><text:p text:style-name="P8"/><text:p text:style-name="P8">Images</text:p><text:p text:style-name="P8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19" draw:style-name="gr6" svg:width="6.083cm" svg:height="2.013cm" svg:x="0.529cm" svg:y="0.243cm" draw:caption-point-x="9.172cm" draw:caption-point-y="1.401cm"><text:p>Files: txt</text:p><text:p/><text:p>Protocols: Ethernet, RS232...</text:p><text:p/></draw:caption><draw:custom-shape text:anchor-type="paragraph" draw:z-index="20" draw:style-name="gr5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8" draw:style-name="gr5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10" draw:style-name="gr6" svg:width="6.083cm" svg:height="1.96cm" svg:x="16.318cm" svg:y="0.355cm" draw:caption-point-x="-3.35cm" draw:caption-point-y="2.148cm"><text:p>Files: txt, avi, jpeg</text:p><text:p/><text:p>Protocols: Ethernet, RS232...</text:p></draw:caption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17" draw:style-name="gr4" draw:text-style-name="P9" svg:width="13.196cm" svg:height="1.063cm" svg:x="1.328cm" svg:y="0.467cm"><text:p text:style-name="P9"><text:span text:style-name="T1">External System</text:span></text:p></draw:rect></text:p>
      <text:p text:style-name="P1"/>
      <text:p text:style-name="P1"/>
      <text:p text:style-name="P3"/>
      <text:p text:style-name="P2"><draw:ellipse text:anchor-type="paragraph" draw:z-index="25" draw:style-name="gr4" draw:text-style-name="P8" svg:width="6.975cm" svg:height="5.964cm" svg:x="6.678cm" svg:y="-0.058cm"><text:p text:style-name="P8">Abstract VideoProcessingModule</text:p><text:p text:style-name="P8"/><text:p text:style-name="P8"/><text:p text:style-name="P8"/><text:p text:style-name="P8"/><text:p text:style-name="P8"/></draw:ellipse><text:soft-page-break/>Classes Architecture</text:p>
      <text:p text:style-name="P1"/>
      <text:p text:style-name="P1"><draw:ellipse text:anchor-type="paragraph" draw:z-index="24" draw:style-name="gr4" draw:text-style-name="P8" svg:width="4.038cm" svg:height="1.922cm" svg:x="19.156cm" svg:y="0.552cm"><text:p text:style-name="P8">Abstract External</text:p></draw:ellipse></text:p>
      <text:p text:style-name="P1"/>
      <text:p text:style-name="P1"><draw:ellipse text:anchor-type="paragraph" draw:z-index="12" draw:style-name="gr8" draw:text-style-name="P8" svg:width="4.682cm" svg:height="1.86cm" svg:x="-1.242cm" svg:y="0.115cm"><text:p text:style-name="P8">Abstract Video Source</text:p></draw:ellipse><draw:custom-shape text:anchor-type="paragraph" draw:z-index="27" draw:style-name="gr12" svg:width="3.345cm" svg:height="0.96cm" svg:x="15.647cm" svg:y="0.22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6" draw:style-name="gr12" svg:width="2.334cm" svg:height="0.96cm" svg:x="3.459cm" svg:y="0.2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33" draw:style-name="gr4" draw:text-style-name="P8" svg:width="4.885cm" svg:height="1.581cm" svg:x="5.793cm" svg:y="0.032cm"><text:p text:style-name="P8">Abstract </text:p><text:p text:style-name="P8">Communication Protocol</text:p></draw:ellipse><draw:ellipse text:anchor-type="paragraph" draw:z-index="32" draw:style-name="gr4" draw:text-style-name="P8" svg:width="4.885cm" svg:height="1.581cm" svg:x="10.4cm" svg:y="0.032cm"><text:p text:style-name="P8">Abstract </text:p><text:p text:style-name="P8">Communication Protocol</text:p></draw:ellips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style-name="gr2" svg:width="0.809cm" svg:height="3.093cm" draw:transform="rotate (-0.372453262376706) translate (7.54591666666667cm 0.47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0.7932361111111cm 0.823736111111111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9.17cm" svg:y="0.3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28" draw:style-name="gr13" draw:text-style-name="P8" svg:width="2.8cm" svg:height="1.53cm" svg:x="23.61cm" svg:y="0.533cm"><text:p text:style-name="P8">File</text:p></draw:ellipse></text:p>
      <text:p text:style-name="P1"><draw:ellipse text:anchor-type="paragraph" draw:z-index="23" draw:style-name="gr11" draw:text-style-name="P8" svg:width="3.56cm" svg:height="1.735cm" svg:x="17.325cm" svg:y="0.434cm"><text:p text:style-name="P8">Robot</text:p></draw:ellipse></text:p>
      <text:p text:style-name="P1"><draw:ellipse text:anchor-type="paragraph" draw:z-index="14" draw:style-name="gr10" draw:text-style-name="P8" svg:width="2.431cm" svg:height="1.265cm" svg:x="-2cm" svg:y="0.231cm"><text:p text:style-name="P8">Camera</text:p></draw:ellipse><draw:ellipse text:anchor-type="paragraph" draw:z-index="13" draw:style-name="gr9" draw:text-style-name="P8" svg:width="2.089cm" svg:height="1.19cm" svg:x="0.857cm" svg:y="0.282cm"><text:p text:style-name="P8">File</text:p></draw:ellipse><draw:ellipse text:anchor-type="paragraph" draw:z-index="29" draw:style-name="gr11" draw:text-style-name="P8" svg:width="2.8cm" svg:height="1.53cm" svg:x="21.172cm" svg:y="0.231cm"><text:p text:style-name="P8">Display</text:p></draw:ellipse></text:p>
      <text:p text:style-name="P1"/>
      <text:p text:style-name="P1"><draw:ellipse text:anchor-type="paragraph" draw:z-index="22" draw:style-name="gr11" draw:text-style-name="P8" svg:width="3.223cm" svg:height="1.454cm" svg:x="4.646cm" svg:y="0.229cm"><text:p text:style-name="P8">Stereovision</text:p></draw:ellipse><draw:ellipse text:anchor-type="paragraph" draw:z-index="31" draw:style-name="gr13" draw:text-style-name="P8" svg:width="3.761cm" svg:height="1.918cm" svg:x="11.079cm" svg:y="0.019cm"><text:p text:style-name="P8">VideoFileProcessing</text:p></draw:ellipse></text:p>
      <text:p text:style-name="P1"><draw:ellipse text:anchor-type="paragraph" draw:z-index="30" draw:style-name="gr13" draw:text-style-name="P8" svg:width="2.548cm" svg:height="1.299cm" svg:x="8.176cm" svg:y="0.051cm"><text:p text:style-name="P8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ellipse text:anchor-type="paragraph" draw:z-index="15" draw:style-name="gr4" draw:text-style-name="P8" svg:width="5.532cm" svg:height="2.924cm" svg:x="-1.083cm" svg:y="0.182cm"><text:p text:style-name="P8">Debug(Exceptions)</text:p></draw:ellipse></text:p>
      <text:p text:style-name="P1"><draw:rect text:anchor-type="paragraph" draw:z-index="16" draw:style-name="gr4" draw:text-style-name="P8" svg:width="6.024cm" svg:height="4.788cm" svg:x="4.907cm" svg:y="0.547cm"><text:p text:style-name="P8">StereoVision.setup</text:p><text:p text:style-name="P8">(sources)</text:p><text:p text:style-name="P8">StereoVision.run</text:p><text:p text:style-name="P8">(Acquire,</text:p><text:p text:style-name="P8">Video processing,</text:p><text:p text:style-name="P8"><text:s/>Merge stereo</text:p><text:p text:style-name="P8"><text:s/>Send</text:p><text:p text:style-name="P8">...)</text:p><text:p text:style-name="P8"/></draw:rect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ur case <text:s/></text:p>
      <text:p text:style-name="P1"><draw:custom-shape text:anchor-type="paragraph" draw:z-index="41" draw:style-name="gr15" svg:width="4.382cm" svg:height="4.045cm" svg:x="6.772cm" svg:y="0.464cm"><text:p>Stereovision System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custom-shape text:anchor-type="paragraph" draw:z-index="37" draw:style-name="gr2" svg:width="2.1cm" svg:height="0.752cm" draw:transform="rotate (-0.3448770601952) translate (5.27755555555556cm 0.40216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39" draw:style-name="gr11" draw:text-style-name="P8" svg:width="2.671cm" svg:height="1.489cm" svg:x="2.776cm" svg:y="0.187cm"><text:p text:style-name="P8">Camera</text:p></draw:ellipse></text:p>
      <text:p text:style-name="P1"><draw:custom-shape text:anchor-type="paragraph" draw:z-index="34" draw:style-name="gr14" draw:text-style-name="P8" svg:width="3.733cm" svg:height="1.738cm" svg:x="14.889cm" svg:y="0.383cm"><text:p text:style-name="P8">Robot Trol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14" svg:width="3.319cm" svg:height="1.089cm" svg:x="11.337cm" svg:y="0.339cm"><text:p/><text:p/><text:p>Distances ?</text:p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36" draw:style-name="gr5" svg:width="3.292cm" svg:height="0.338cm" svg:x="11.153cm" svg:y="0.552cm"><text:p/><text:p/><text:p><text:span text:style-name="T2"/></text:p><text:p text:style-name="P8"><text:span text:style-name="T2">Commands ?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style-name="gr2" svg:width="2.1cm" svg:height="0.752cm" draw:transform="rotate (0.326202037197679) translate (4.86833333333333cm 0.982486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40" draw:style-name="gr11" draw:text-style-name="P8" svg:width="2.671cm" svg:height="1.489cm" svg:x="2.882cm" svg:y="0.425cm"><text:p text:style-name="P8">Camera</text:p></draw:ellipse></text:p>
      <text:p text:style-name="P1"/>
      <text:p text:style-name="P1"/>
      <text:p text:style-name="P1"/>
      <text:p text:style-name="P1"><draw:caption text:anchor-type="paragraph" draw:z-index="42" draw:style-name="gr6" svg:width="1.96cm" svg:height="1.96cm" svg:x="6.747cm" svg:y="0.406cm" draw:caption-point-x="-0.804cm" draw:caption-point-y="-2.53cm"><text:p text:style-name="P8"/><text:p text:style-name="P8">USB</text:p></draw:caption><draw:caption text:anchor-type="paragraph" draw:z-index="43" draw:style-name="gr6" svg:width="1.96cm" svg:height="1.96cm" svg:x="13.305cm" svg:y="0.198cm" draw:caption-point-x="-0.933cm" draw:caption-point-y="-2.169cm"><text:p/><text:p><text:s text:c="7"/><text:span text:style-name="T3">?</text:span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10T18:54:59.76</dc:date>
    <dc:creator>Julien </dc:creator>
    <meta:editing-duration>PT03H39M38S</meta:editing-duration>
    <meta:editing-cycles>116</meta:editing-cycles>
    <meta:generator>OpenOffice.org/3.2$Win32 OpenOffice.org_project/320m18$Build-9502</meta:generator>
    <meta:document-statistic meta:table-count="0" meta:image-count="0" meta:object-count="0" meta:page-count="3" meta:paragraph-count="3" meta:word-count="8" meta:character-count="53"/>
  </office:meta>
</office:document-meta>
</file>